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5 2412">
            <text:p>test_Parser(primitives): 1,5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5">
            <text:p>1,5 sec</text:p>
          </table:table-cell>
          <table:table-cell table:style-name="ce162" table:formula="of:=TESTSTAT(&quot;count&quot;; [.B46])" office:value-type="float" office:value="2412">
            <text:p>2412</text:p>
          </table:table-cell>
          <table:table-cell table:style-name="ce164" table:formula="of:=[.E46]/[.D46]" office:value-type="float" office:value="1608">
            <text:p>1608,0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6 1546">
            <text:p>test_Parser(multiplicity): 1,6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6">
            <text:p>1,6 sec</text:p>
          </table:table-cell>
          <table:table-cell table:style-name="ce162" table:formula="of:=TESTSTAT(&quot;count&quot;; [.B47])" office:value-type="float" office:value="1546">
            <text:p>1546</text:p>
          </table:table-cell>
          <table:table-cell table:style-name="ce164" table:formula="of:=[.E47]/[.D47]" office:value-type="float" office:value="966.25">
            <text:p>966,3 a/sec</text:p>
          </table:table-cell>
          <table:table-cell table:number-columns-repeated="4"/>
        </table:table-row>
        <table:table-row table:style-name="ro6">
          <table:table-cell/>
          <table:table-cell table:formula="of:=TEST_PARSER(&quot;basic&quot;)" office:value-type="string" office:string-value="test_Parser(basic): 6,2 9107">
            <text:p>test_Parser(basic): 6,2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6.2">
            <text:p>6,2 sec</text:p>
          </table:table-cell>
          <table:table-cell table:style-name="ce162" table:formula="of:=TESTSTAT(&quot;count&quot;; [.B48])" office:value-type="float" office:value="9107">
            <text:p>9107</text:p>
          </table:table-cell>
          <table:table-cell table:style-name="ce164" table:formula="of:=[.E48]/[.D48]" office:value-type="float" office:value="1468.87096774194">
            <text:p>1468,9 a/sec</text:p>
          </table:table-cell>
          <table:table-cell table:number-columns-repeated="4"/>
        </table:table-row>
        <table:table-row table:style-name="ro6">
          <table:table-cell/>
          <table:table-cell table:formula="of:=TEST_PARSER(&quot;special&quot;)" office:value-type="string" office:string-value="test_Parser(special): 0,8 479">
            <text:p>test_Parser(special): 0,8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8">
            <text:p>0,8 sec</text:p>
          </table:table-cell>
          <table:table-cell table:style-name="ce162" table:formula="of:=TESTSTAT(&quot;count&quot;; [.B49])" office:value-type="float" office:value="479">
            <text:p>479</text:p>
          </table:table-cell>
          <table:table-cell table:style-name="ce164" table:formula="of:=[.E49]/[.D49]" office:value-type="float" office:value="598.75">
            <text:p>598,8 a/sec</text:p>
          </table:table-cell>
          <table:table-cell table:number-columns-repeated="4"/>
        </table:table-row>
        <table:table-row table:style-name="ro6">
          <table:table-cell/>
          <table:table-cell table:formula="of:=TEST_PARSER(&quot;numbers&quot;)" office:value-type="string" office:string-value="test_Parser(numbers): 2,9 3046">
            <text:p>test_Parser(numbers): 2,9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2.9">
            <text:p>2,9 sec</text:p>
          </table:table-cell>
          <table:table-cell table:style-name="ce162" table:formula="of:=TESTSTAT(&quot;count&quot;; [.B50])" office:value-type="float" office:value="3046">
            <text:p>3046</text:p>
          </table:table-cell>
          <table:table-cell table:style-name="ce164" table:formula="of:=[.E50]/[.D50]" office:value-type="float" office:value="1050.34482758621">
            <text:p>1050,3 a/sec</text:p>
          </table:table-cell>
          <table:table-cell table:number-columns-repeated="4"/>
        </table:table-row>
        <table:table-row table:style-name="ro6">
          <table:table-cell/>
          <table:table-cell table:formula="of:=TEST_PARSER(&quot;types&quot;)" office:value-type="string" office:string-value="test_Parser(types): 5,9 11149">
            <text:p>test_Parser(types): 5,9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5.9">
            <text:p>5,9 sec</text:p>
          </table:table-cell>
          <table:table-cell table:style-name="ce162" table:formula="of:=TESTSTAT(&quot;count&quot;; [.B51])" office:value-type="float" office:value="11149">
            <text:p>11149</text:p>
          </table:table-cell>
          <table:table-cell table:style-name="ce164" table:formula="of:=[.E51]/[.D51]" office:value-type="float" office:value="1889.66101694915">
            <text:p>1889,7 a/sec</text:p>
          </table:table-cell>
          <table:table-cell table:number-columns-repeated="4"/>
        </table:table-row>
        <table:table-row table:style-name="ro6">
          <table:table-cell table:number-columns-repeated="3"/>
          <table:table-cell table:style-name="ce161" table:formula="of:=SUM([.D46:.D51])" office:value-type="float" office:value="18.9">
            <text:p>18,9 sec</text:p>
          </table:table-cell>
          <table:table-cell table:style-name="ce163" table:formula="of:=SUM([.E46:.E51])" office:value-type="float" office:value="27739">
            <text:p>27739</text:p>
          </table:table-cell>
          <table:table-cell table:style-name="ce165" table:formula="of:=[.E52]/[.D52]" office:value-type="float" office:value="1467.67195767196">
            <text:p>1467,7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7,2 27734">
            <text:p>test_Parser(all): 17,2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17.2">
            <text:p>17,2 sec</text:p>
          </table:table-cell>
          <table:table-cell table:style-name="ce162" table:formula="of:=TESTSTAT(&quot;count&quot;; [.B54])" office:value-type="float" office:value="27734">
            <text:p>27734</text:p>
          </table:table-cell>
          <table:table-cell table:style-name="ce164" table:formula="of:=[.E54]/[.D54]" office:value-type="float" office:value="1612.44186046512">
            <text:p>1612,4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92">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1">21.05.2017</text:date>, <text:time>22:50:4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21T22:50:46.28</dc:date>
    <meta:editing-duration>P160DT6H11M44S</meta:editing-duration>
    <meta:editing-cycles>684</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R &amp; "     to equal " &amp; toString(expected) _
		)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Ctor
	ctor As Variant
End Type

Type TTest_Foo
	bar As Integer
End Type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Function typeOf(x As Variant)
	Dim out As String
	out = TypeName(x)
	If out = "Object" Then
		out = _typeOf(x) ' DONT access fields in here!
	ElseIf IsArray(x) Then
		out = "Array"
	End If
	typeOf = out
End Function

Function _typeOf(o As Object)
	Dim out As String
	out = "Object"
	On Local Error Goto _typeOf_end
	out = out &amp; "/" &amp; _tyname(o)
_typeOf_end:
	_typeOf = out
End Function

Function _tyname(o As Object)
	_tyname = o.tyname
End Function

Function ctorOf(Optional x As Variant)
	Static oFn As Object : If isNull(oFn) Then : oFn = Fn.ctorOf : End If
	Dim out As Variant
	If isMissing(x) Then : out = oFn
	Else
		out = Empty
		If isObject(x) Then
			If Not(isNull(x)) Then
				On Local Error Goto ctorOf_end
				out = _ctor(x) ' DONT access fields in here!
				If Not(isFn(out)) Then
					On Local Error Goto ctorOf_error
					out.provoke_an_error
				End If
			End If
		End If
	End If
ctorOf_end:
	ctorOf = out
	Exit Function
ctorOf_error:
	croak("ctorOf: object with invalid .ctor :: " &amp; typeOf(out) &amp; NL &amp; toString(out))
End Function

Function _ctor(o As Object)
	_ctor = o.ctor
End Function


Function isString(Optional x As Variant)
	If isMissing(x) Then
		isString = Fn.isString
	Else
		isString = (typeOf(x) = typeO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isObject()
	test_passing_pointers()
	test_concat()
	test_typeOf()
	test_ctorOf()
	test_isString()
	test_toString()
	test_id()
	test_fstArg()
	test_sndArg()
	test_swap()
	test_add()
	test_mul()
	test_compose() ' tests use add and mul and toString
	test_inRange()
	test_equ()
	test_readHex()
End Function

Function test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ctorOf()
	assertEqual(ctorOf(Nothing),	Empty).x
	assertEqual(ctorOf(Empty),		Empty).x
	assertEqual(ctorOf(True),		Empty).x
	assertEqual(ctorOf(False),		Empty).x
	assertEqual(ctorOf(""),			Empty).x
	assertEqual(ctorOf("blah"),		Empty).x
	assertEqual(ctorOf( 0),			Empty).x
	assertEqual(ctorOf( 1),			Empty).x
	assertEqual(ctorOf(-1),			Empty).x
	assertEqual(ctorOf(3.1415),		Empty).x

	Dim o As Object, act As Variant
	
	' an object without member .ctor:
	o = New TTest_TyName
	assertEqual(ctorOf(o), Empty).x
	o.tyname = "foo"
	assertEqual(ctorOf(o), Empty).x

	' an object with a member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o.ctor = New TTest_TyName
	assertThrows(ctorOf, Array(o)).x
	o.ctor.tyname = "foo"
	assertThrows(ctorOf, Array(o)).x

	o.ctor = Fn.cons
	act = ctorOf(o)
	assertEqual(isFn(act), True).x
	assertEqual(getFnName(act), getFnName(Fn.cons)).x
	assertEqual(arity(act), arity(Fn.cons)).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Const TList_tyname = "TList"
Type TList
	tyname As String
	ctor As Object
	head As Variant
	tail As TList
	len As Integer
End Type

Sub Main
	'show(Env_toString(TList))
	test_List()
End Sub

Function TList()
	Static out As Object : If isNull(out) Then
		Dim tv As Variant, t As Variant
		tv = mkTypeVar("a")
		t = mkTypeCtor("List", List(tv))
		out = envEmpty
		out = extend(out, cons, mkArrowType(tv, t))
		out = extend(out, nil, t)
		out = extend(envEmpty, "DataCtors", out)
		'out = extend(out, "TypeArgs", "a")
		out = extend(out, "TypeCtor", t)
		End If
	TList = out
End Function

' --- constructors ---

Function _newList(head As Variant, tail As TList) As TList
	Dim out As New TList
	out.tyname = TList_tyname
	out.head = head
	out.tail = tail
	_newList = out
End Function

Function nil() As TList
	Static out As Object
	If isNull(out) Then
		out = _newList(Empty, Nothing)
		out.ctor = out
		out.len = 0
	End If
	nil = out
End Function

Function cons(Optional x, Optional xs)
	Static oFn As Object : If isNull(oFn) Then : oFn = Fn.cons : End If
	Dim out As Variant
	If isMissing(x) Then :		out = oFn
	ElseIf isMissing(xs) Then : out = apply1(oFn, x)
	ElseIf isList(xs) Then
		out = _newList(x, xs)
		out.ctor = oFn
		out.len = xs.len + 1
	Else
		croak("cons: invalid tail - expected a List but got a " &amp; typeOf(xs) &amp; ":" &amp; NL &amp; toString(xs))
	End If
	cons = out
End Function

' --- destructors ---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length(Optional xs As TList)
	If isMissing(xs) Then : length = Fn.length : Else
		length = xs.len
	End If
End Function

' --- type test ---

Function isList(Optional x As Variant)
	If isMissing(x) Then
		isList = Fn.isList
	Else
		isList = (typeOf(x) = typeOf(nil))
	End If
End Function

' --- ctor test ---

Function isNil(Optional xs As TList)
	If isMissing(xs) Then : isNil = Fn.isNil : Else
		isNil = (xs.len = 0)
	End If
End Function

' --- toString ---

Function TList_toString(xs As TList)
'	concat "[" (concat (foldl1 (\acc.(concat acc) ° (concat ", "))) "[" (map toString xs)) "]"
	Dim result As String
	result = "[" &amp; Join(toArray(map(Fn.toString, xs)), ", ") &amp; "]"
	TList_toString = result
End Function

' --- equality ---

Function TList_equ(xs As TList, ys As TList) As Boolean
	Dim out As Boolean
	out = False
	Dim n As Integer
	n = length(xs)
	
	If n = length(ys) Then
TList_equ_compare_elems:
		If n = 0 Then
			out = True
		Else
			On Local Error Goto TList_equ_end ' if cars are incomparable
			If equ(car(xs), car(ys)) Then
				' tail-call:
				'out = TList_equ(cdr(xs), cdr(ys))
				xs = cdr(xs)
				ys = cdr(ys)
				n = n - 1
				Goto TList_equ_compare_elems
			End If
		End If
	End If
TList_equ_end:
	TList_equ = out
End Function


' --- fns on List ---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ByVal xs As TList)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As TList)
	Dim n As Integer
	n = length(xs) - 1
	If n = -1 Then
		toArray = Array()
	Else
		Dim out(0 To n)
		Dim i As Integer
		For i = 0 To n
			out(i) = car(xs)
			xs = cdr(xs)
		Next i
		toArray = ou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 tail-call: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assertEqual(equ(List(1, 2),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isExpr				As Object
End Type


Sub Main
	test_Fn()
End Sub


Function Fn
	Static result As Object
	If isNull(result) Then
		Set result = New TFnObjs
		result.ctorOf	= lookupFn("ctorOf")
		
		result.isEmpty	= lookupFn("isEmpty")
		result.isString	= lookupFn("isString")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result.isExpr			= lookupFn("isExpr")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ctorOf",			1, "Any -&gt; Maybe DataCtor"), _
			_
			newFn("isEmpty",		1, "Any -&gt; Bool"), _
			newFn("isString",		1, "Any -&gt; Bool"), _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3, "Pattern a -&gt; Maybe Env -&gt; a -&gt; Maybe Env"), _
			_
			newFn("isExpr",				1, "Any -&gt; Bool")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ctorOf":		result = ctorOf(	a0)
		
		Case "isEmpty":		result = isEmpty(	a0)
		Case "isString":	result = isString(	a0)

		Case "id": 			result = a0
		Case "sndArg":		result = sndArg(	a0)
		Case "asc":			result = Asc(		a0)
		Case "chr":			result = Chr(		a0)
		Case "ucase":		result = UCase(		a0)
		Case "lcase":		result = LCase(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isExpr":				result = isExpr(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p = xpApp( _
			xpApp( _
				patDat(cons), _
				patVar("x") _
			), _
			patVar("xs") _
		)
	v = List(1, 2, 3)	'	mkDtTerminal("asdf") ' 
	e = envEmpty
	act = matches(p, e, v)
	show(act)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